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bold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4.00pt" fo:font-weight="normal" fo:font-family="FreeSans" style:font-family-asian="FreeSans" style:font-family-complex="FreeSans" fo:background-color="transparent" style:use-window-font-color="true"/>
    </style:style>
    <style:style style:name="P1" style:family="paragraph">
      <style:paragraph-properties fo:line-height="100.00%" fo:text-align="center" fo:margin-bottom="14.40pt"/>
    </style:style>
  </office:automatic-styles>
  <office:body>
    <office:text>
      <text:p text:style-name="P1"><text:span text:style-name="T1">Assad: The Quest For His Heart Script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